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örnewitzer Str. 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hof Neusörnewi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mühlenstraße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-Lachnit-Str.2 /Walter-Arnold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torna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hlerstraße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schleif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Laux-Str. 54 /Hans-Otto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-Busch-Straße 28 /Spitzweg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schertnitzer Straße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itzwegstraße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ligenbornstraße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bisnauer 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-Renn-Allee 25 /Martin-Anderson-N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ttnerstr. 2 /Nürnberger Pl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mockritz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angelo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hlenstraße 18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Wagenstat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straße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lberger Straße 28 /Stuttgar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naundorfer Straß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nitzer Ring 10 ggü /Kesselsdorfer 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wickauer Straße 1a /Feldschlößchenstraß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henbachstraße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hard-Kretschmar-Str. 2 / Rudolf-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sberstr.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2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chtesgadener Straße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uernstraße 61 ggü  /Großglockner Straß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Au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hndorfer Str.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thold-Haupt-Straße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eld 4 ggü /Sosa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sedlitzer Straße 8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aße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mmerscheStr.4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ckerner Straße 5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ustritzer Str. 5 /Altnicke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tausee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eewalder Straße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ker 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